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e38fd" officeooo:paragraph-rsid="002e38fd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efd6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3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afdba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2efd6a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38fd" style:font-size-asian="12pt" style:font-style-asian="normal" style:font-weight-asian="normal" style:font-size-complex="12pt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style:font-size-asian="12pt" style:font-style-asian="normal" style:font-weight-asian="normal" style:font-size-complex="12pt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308708" style:font-size-asian="12pt" style:font-style-asian="normal" style:font-weight-asian="normal" style:font-size-complex="12pt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2b957e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efd6a" style:font-size-asian="12pt" style:font-style-asian="normal" style:font-weight-asian="normal" style:font-size-complex="12pt" style:text-emphasize="none"/>
    </style:style>
    <style:style style:name="T13" style:family="text">
      <style:text-properties officeooo:rsid="00129edb"/>
    </style:style>
    <style:style style:name="T14" style:family="text">
      <style:text-properties officeooo:rsid="001adce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7" style:family="text">
      <style:text-properties fo:language="en" fo:country="GB" officeooo:rsid="002e38fd"/>
    </style:style>
    <style:style style:name="T18" style:family="text">
      <style:text-properties fo:language="en" fo:country="GB" officeooo:rsid="00308708"/>
    </style:style>
    <style:style style:name="T19" style:family="text">
      <style:text-properties officeooo:rsid="002a51ab"/>
    </style:style>
    <style:style style:name="T20" style:family="text">
      <style:text-properties officeooo:rsid="002e38fd"/>
    </style:style>
    <style:style style:name="T21" style:family="text">
      <style:text-properties officeooo:rsid="002efd6a"/>
    </style:style>
    <style:style style:name="T22" style:family="text">
      <style:text-properties officeooo:rsid="0030ee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<text:span text:style-name="T20">Continue</text:span> but<text:span text:style-name="T19">t</text:span>on <text:span text:style-name="T20">from Checkout page</text:span> – <text:span text:style-name="T17">redirects to the next page when the fields from Checkout page </text:span><text:span text:style-name="T18">are</text:span><text:span text:style-name="T17"> completed with “space</text:span><text:span text:style-name="T18">s</text:span><text:span text:style-name="T17">”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1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2"><text:span text:style-name="T4">22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3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4"><text:span text:style-name="T15">Chrome </text:span><text:span text:style-name="T16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4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2">1</text:span></text:p>
          </table:table-cell>
        </table:table-row>
      </table:table>
      <text:p text:style-name="P1"/>
      <text:p text:style-name="P1"/>
      <text:p text:style-name="P11">Description</text:p>
      <text:p text:style-name="P26"><text:span text:style-name="T8">I</text:span><text:span text:style-name="T6">n Checkout page, </text:span><text:span text:style-name="T8">if </text:span><text:span text:style-name="T6">in</text:span><text:span text:style-name="T8"> all</text:span><text:span text:style-name="T6"> fields First Name, Last Name, Zip/Postal Code </text:span><text:span text:style-name="T8">only spaces are introduced (</text:span><text:span text:style-name="T6">t</text:span><text:span text:style-name="T8">hese</text:span><text:span text:style-name="T6"> fields </text:span><text:span text:style-name="T8">look </text:span><text:span text:style-name="T7">empty</text:span><text:span text:style-name="T8">)</text:span><text:span text:style-name="T7">, the </text:span><text:span text:style-name="T12">“</text:span><text:span text:style-name="T11">continue” button redirects to page Checkout overview.</text:span></text:p>
      <text:p text:style-name="P20"><text:s text:c="2"/></text:p>
      <text:p text:style-name="P11">Steps to reproduce</text:p>
      <text:p text:style-name="P17">1. access site www.saucedemo.com in Chrome </text:p>
      <text:p text:style-name="P23"><text:span text:style-name="T9">2. insert valid data in field “Username” </text:span><text:span text:style-name="T10">(standard_user)</text:span></text:p>
      <text:p text:style-name="P23"><text:span text:style-name="T9">3. insert valid data in field “Password” </text:span><text:span text:style-name="T10">(secret_sauce)</text:span></text:p>
      <text:p text:style-name="P18">4. press “Login” button</text:p>
      <text:p text:style-name="P18">5. add to cart one item</text:p>
      <text:p text:style-name="P18">6. click the icon of the cart </text:p>
      <text:p text:style-name="P18">7. click “checkout” from browser </text:p>
      <text:p text:style-name="P18">8. press space-bar in the field “First name”</text:p>
      <text:p text:style-name="P19">9. press space-bar in the field “Last name”</text:p>
      <text:p text:style-name="P19">10. press space-bar in the field “Zip/Postal code”</text:p>
      <text:p text:style-name="P18">11. press “continue” button</text:p>
      <text:p text:style-name="P12"/>
      <text:p text:style-name="P11">Expected result</text:p>
      <text:p text:style-name="P16">“continue” button returns the message: <text:s/>“Error: First Name is required” .</text:p>
      <text:p text:style-name="P16"/>
      <text:p text:style-name="P16"/>
      <text:p text:style-name="P11">Actual result</text:p>
      <text:p text:style-name="P15">“continue” button redirects to page Checkout overview.</text:p>
      <text:p text:style-name="P15"><text:soft-page-break/></text:p>
      <text:p text:style-name="P10"/>
      <text:p text:style-name="P11">Notes</text:p>
      <text:p text:style-name="P13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8</meta:editing-cycles>
    <meta:creation-date>2024-02-05T18:33:00</meta:creation-date>
    <dc:date>2024-05-04T18:08:21.539000000</dc:date>
    <meta:editing-duration>PT1H51M31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3" meta:word-count="183" meta:character-count="1175" meta:non-whitespace-character-count="1022"/>
    <meta:user-defined meta:name="AppVersion">16.0000</meta:user-defined>
    <meta:template xlink:type="simple" xlink:actuate="onRequest" xlink:title="Normal" xlink:href=""/>
  </office:meta>
</office:document-meta>
</file>